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Návrh Pep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<text:a xlink:href="https://www.alza.cz/gigabyte-b250m-ds3h-d4651544.htm" xlink:type="simple">Základní deska GIGABYTE B250M-DS3H</text:a> </text:p>
          </table:table-cell>
          <table:table-cell/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string" calcext:value-type="string">
            <text:p><text:a xlink:href="https://www.alza.cz/kingston-8gb-ddr4-2666mhz-cl19-d5001791.htm" xlink:type="simple">Operační paměť Kingston 8GB DDR4 2666MHz CL19</text:a></text:p>
          </table:table-cell>
          <table:table-cell/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<text:a xlink:href="https://www.alza.cz/intel-core-i3-7100-d4630171.htm" xlink:type="simple">Procesor Intel Core i3-7100</text:a></text:p>
          </table:table-cell>
          <table:table-cell/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string" calcext:value-type="string">
            <text:p><text:a xlink:href="https://www.alza.cz/silentiumpc-regnum-rg1-d4129259.htm" xlink:type="simple">Počítačová skříň SilentiumPC Regnum RG1</text:a></text:p>
          </table:table-cell>
          <table:table-cell/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<text:a xlink:href="https://www.alza.cz/fortron-sp500-a-d4630600.htm" xlink:type="simple">Počítačový zdroj Fortron SP500-A</text:a></text:p>
          </table:table-cell>
          <table:table-cell/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<text:a xlink:href="https://www.alza.cz/samsung-850-evo?dq=2288264" xlink:type="simple">SSD disk Samsung 850 EVO 250GB</text:a></text:p>
          </table:table-cell>
          <table:table-cell/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string" calcext:value-type="string">
            <text:p><text:a xlink:href="https://www.alza.cz/24-acer-v246hlbmd-d427928.htm" xlink:type="simple">LED monitor 24" Acer V246HLbmd</text:a></text:p>
          </table:table-cell>
          <table:table-cell/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string" calcext:value-type="string">
            <text:p><text:a xlink:href="https://www.alza.cz/asus-drw-24d5mt-cerna-bulk-d4493739.htm" xlink:type="simple">DVD vypalovačka ASUS DRW-24D5MT černá bulk</text:a>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table:style-name="ce3"/>
          <table:table-cell table:style-name="Default"/>
          <table:table-cell table:style-name="ce6"/>
        </table:table-row>
        <table:table-row table:style-name="ro1">
          <table:table-cell table:style-name="ce4" office:value-type="string" calcext:value-type="string">
            <text:p>Celkem </text:p>
          </table:table-cell>
          <table:table-cell/>
          <table:table-cell table:formula="of:=SUM([.C2:.C9])" office:value-type="float" office:value="14493" calcext:value-type="float">
            <text:p>14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6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1:41:00.022000000</meta:creation-date>
    <dc:date>2018-01-16T11:45:34.487000000</dc:date>
    <meta:editing-duration>PT4M34S</meta:editing-duration>
    <meta:editing-cycles>1</meta:editing-cycles>
    <meta:document-statistic meta:table-count="1" meta:cell-count="19" meta:object-count="0"/>
    <meta:generator>LibreOffice/5.4.4.2$Windows_x86 LibreOffice_project/2524958677847fb3bb44820e40380acbe820f960</meta:generator>
  </office:meta>
</office:document-meta>
</file>